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t" number:country="BR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/>
          <table:table-cell table:style-name="Default" table:number-columns-repeated="8"/>
        </table:table-row>
        <table:table-row table:style-name="ro2">
          <table:table-cell office:value-type="string">
            <text:p>SERVICES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2.194271286">
            <text:p>582,194271286</text:p>
          </table:table-cell>
          <table:table-cell office:value-type="float" office:value="873.563588358">
            <text:p>873,563588358</text:p>
          </table:table-cell>
          <table:table-cell office:value-type="float" office:value="1228.380483887">
            <text:p>1228,380483887</text:p>
          </table:table-cell>
          <table:table-cell office:value-type="float" office:value="1726.756219564">
            <text:p>1726,756219564</text:p>
          </table:table-cell>
          <table:table-cell office:value-type="float" office:value="2133.855363948">
            <text:p>2133,85536394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8.734871723">
            <text:p>548,734871723</text:p>
          </table:table-cell>
          <table:table-cell office:value-type="float" office:value="822.675954276">
            <text:p>822,675954276</text:p>
          </table:table-cell>
          <table:table-cell office:value-type="float" office:value="1373.45602637">
            <text:p>1373,45602637</text:p>
          </table:table-cell>
          <table:table-cell office:value-type="float" office:value="1642.467612813">
            <text:p>1642,467612813</text:p>
          </table:table-cell>
          <table:table-cell office:value-type="float" office:value="2155.461042527">
            <text:p>2155,4610425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2.253425336">
            <text:p>542,253425336</text:p>
          </table:table-cell>
          <table:table-cell office:value-type="float" office:value="849.969933454">
            <text:p>849,969933454</text:p>
          </table:table-cell>
          <table:table-cell office:value-type="float" office:value="1534.613190731">
            <text:p>1534,613190731</text:p>
          </table:table-cell>
          <table:table-cell office:value-type="float" office:value="1641.546210129">
            <text:p>1641,546210129</text:p>
          </table:table-cell>
          <table:table-cell office:value-type="float" office:value="2001.208066166">
            <text:p>2001,20806616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13.706919632">
            <text:p>513,706919632</text:p>
          </table:table-cell>
          <table:table-cell office:value-type="float" office:value="1287.667254532">
            <text:p>1287,667254532</text:p>
          </table:table-cell>
          <table:table-cell office:value-type="float" office:value="1471.894039492">
            <text:p>1471,894039492</text:p>
          </table:table-cell>
          <table:table-cell office:value-type="float" office:value="1544.559821342">
            <text:p>1544,559821342</text:p>
          </table:table-cell>
          <table:table-cell office:value-type="float" office:value="2027.37219006">
            <text:p>2027,3721900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5.045048298">
            <text:p>545,045048298</text:p>
          </table:table-cell>
          <table:table-cell office:value-type="float" office:value="1169.379550387">
            <text:p>1169,379550387</text:p>
          </table:table-cell>
          <table:table-cell office:value-type="float" office:value="1946.91889861">
            <text:p>1946,91889861</text:p>
          </table:table-cell>
          <table:table-cell office:value-type="float" office:value="1650.469122047">
            <text:p>1650,469122047</text:p>
          </table:table-cell>
          <table:table-cell office:value-type="float" office:value="2065.388496845">
            <text:p>2065,388496845</text:p>
          </table:table-cell>
          <table:table-cell table:number-columns-repeated="3"/>
        </table:table-row>
        <table:table-row table:style-name="ro2">
          <table:table-cell/>
          <table:table-cell office:value-type="float" office:value="711.591545033">
            <text:p>711,591545033</text:p>
          </table:table-cell>
          <table:table-cell office:value-type="float" office:value="1253.251529921">
            <text:p>1253,251529921</text:p>
          </table:table-cell>
          <table:table-cell office:value-type="float" office:value="1251.302349267">
            <text:p>1251,302349267</text:p>
          </table:table-cell>
          <table:table-cell office:value-type="float" office:value="1553.6284605">
            <text:p>1553,6284605</text:p>
          </table:table-cell>
          <table:table-cell office:value-type="float" office:value="2109.587202983">
            <text:p>2109,5872029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6.455653014">
            <text:p>596,455653014</text:p>
          </table:table-cell>
          <table:table-cell office:value-type="float" office:value="840.661787319">
            <text:p>840,661787319</text:p>
          </table:table-cell>
          <table:table-cell office:value-type="float" office:value="1288.061100292">
            <text:p>1288,061100292</text:p>
          </table:table-cell>
          <table:table-cell office:value-type="float" office:value="1464.489949715">
            <text:p>1464,489949715</text:p>
          </table:table-cell>
          <table:table-cell office:value-type="float" office:value="2132.235551064">
            <text:p>2132,2355510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835.409237377">
            <text:p>835,409237377</text:p>
          </table:table-cell>
          <table:table-cell office:value-type="float" office:value="872.500053288">
            <text:p>872,500053288</text:p>
          </table:table-cell>
          <table:table-cell office:value-type="float" office:value="1530.70244336">
            <text:p>1530,70244336</text:p>
          </table:table-cell>
          <table:table-cell office:value-type="float" office:value="1584.716684137">
            <text:p>1584,716684137</text:p>
          </table:table-cell>
          <table:table-cell office:value-type="float" office:value="2054.007564173">
            <text:p>2054,0075641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2.962573273">
            <text:p>552,962573273</text:p>
          </table:table-cell>
          <table:table-cell office:value-type="float" office:value="879.475230373">
            <text:p>879,475230373</text:p>
          </table:table-cell>
          <table:table-cell office:value-type="float" office:value="1497.929223642">
            <text:p>1497,929223642</text:p>
          </table:table-cell>
          <table:table-cell office:value-type="float" office:value="1587.396411602">
            <text:p>1587,396411602</text:p>
          </table:table-cell>
          <table:table-cell office:value-type="float" office:value="2151.343624813">
            <text:p>2151,34362481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6.795348994">
            <text:p>536,795348994</text:p>
          </table:table-cell>
          <table:table-cell office:value-type="float" office:value="1201.843887213">
            <text:p>1201,843887213</text:p>
          </table:table-cell>
          <table:table-cell office:value-type="float" office:value="1264.012408315">
            <text:p>1264,012408315</text:p>
          </table:table-cell>
          <table:table-cell office:value-type="float" office:value="1829.756054985">
            <text:p>1829,756054985</text:p>
          </table:table-cell>
          <table:table-cell office:value-type="float" office:value="1958.349991954">
            <text:p>1958,349991954</text:p>
          </table:table-cell>
          <table:table-cell table:number-columns-repeated="3"/>
        </table:table-row>
        <table:table-row table:style-name="ro2">
          <table:table-cell office:value-type="string">
            <text:p>MEDIA</text:p>
          </table:table-cell>
          <table:table-cell table:style-name="ce2" table:formula="of:=SUM([.B3:.B12])/10" office:value-type="float" office:value="596.5148893966">
            <text:p>596,5148893966</text:p>
          </table:table-cell>
          <table:table-cell table:style-name="ce2" table:formula="of:=SUM([.C3:.C12])/10" office:value-type="float" office:value="1005.0988769121">
            <text:p>1005,0988769121</text:p>
          </table:table-cell>
          <table:table-cell table:style-name="ce2" table:formula="of:=SUM([.D3:.D12])/10" office:value-type="float" office:value="1438.7270163966">
            <text:p>1438,7270163966</text:p>
          </table:table-cell>
          <table:table-cell table:style-name="ce2" table:formula="of:=SUM([.E3:.E12])/10" office:value-type="float" office:value="1622.5786546834">
            <text:p>1622,5786546834</text:p>
          </table:table-cell>
          <table:table-cell table:style-name="ce2" table:formula="of:=SUM([.F3:.F12])/10" office:value-type="float" office:value="2078.8809094533">
            <text:p>2078,8809094533</text:p>
          </table:table-cell>
          <table:table-cell table:style-name="ce2" table:number-columns-repeated="3"/>
        </table:table-row>
        <table:table-row table:style-name="ro2">
          <table:table-cell office:value-type="string">
            <text:p>DELTA</text:p>
          </table:table-cell>
          <table:table-cell table:style-name="Default"/>
          <table:table-cell table:style-name="Default" table:formula="of:=[.C13]-[.B13]" office:value-type="float" office:value="408.5839875155">
            <text:p>408,5839875155</text:p>
          </table:table-cell>
          <table:table-cell table:style-name="Default" table:formula="of:=[.D13]-[.C13]" office:value-type="float" office:value="433.6281394845">
            <text:p>433,6281394845</text:p>
          </table:table-cell>
          <table:table-cell table:style-name="Default" table:formula="of:=[.E13]-[.D13]" office:value-type="float" office:value="183.8516382868">
            <text:p>183,8516382868</text:p>
          </table:table-cell>
          <table:table-cell table:style-name="Default" table:formula="of:=[.F13]-[.E13]" office:value-type="float" office:value="456.3022547699">
            <text:p>456,3022547699</text:p>
          </table:table-cell>
          <table:table-cell table:style-name="Default" table:number-columns-repeated="3"/>
        </table:table-row>
        <table:table-row table:style-name="ro1" table:number-rows-repeated="7">
          <table:table-cell/>
          <table:table-cell table:style-name="Default" table:number-columns-repeated="8"/>
        </table:table-row>
        <table:table-row table:style-name="ro2">
          <table:table-cell/>
          <table:table-cell office:value-type="string">
            <text:p>cat chor20x5_10vms_* | grep 'Total time =' | cut -d '=' -f 2 | sed 's/\./,/' | sed 's/ //'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9T12:13:51</meta:creation-date>
    <dc:date>2013-11-09T12:25:49</dc:date>
    <meta:editing-duration>PT10M15S</meta:editing-duration>
    <meta:editing-cycles>5</meta:editing-cycles>
    <meta:generator>LibreOffice/4.0.4.2$Linux_X86_64 LibreOffice_project/400m0$Build-2</meta:generator>
    <meta:document-statistic meta:table-count="1" meta:cell-count="68" meta:object-count="0"/>
  </office:meta>
</office:document-meta>
</file>